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21cm" draw:shadow="visible" draw:shadow-offset-x="0.282cm" draw:shadow-offset-y="0.282cm" draw:shadow-color="#333333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53cm" draw:shadow="visible" draw:shadow-offset-x="0.282cm" draw:shadow-offset-y="0.282cm" draw:shadow-color="#333333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162cm" fo:min-width="3.742cm" draw:shadow="visible" draw:shadow-offset-x="0.282cm" draw:shadow-offset-y="0.282cm" draw:shadow-color="#333333"/>
    </style:style>
    <style:style style:name="gr4" style:family="graphic" style:parent-style-name="objectwithoutfill">
      <style:graphic-properties svg:stroke-width="0.106cm" svg:stroke-color="#333333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1c1c1c" draw:marker-start-width="0.359cm" draw:marker-end="Rounded_20_short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2.163cm" fo:min-width="3.753cm" draw:shadow="visible" draw:shadow-offset-x="0.282cm" draw:shadow-offset-y="0.282cm" draw:shadow-color="#333333"/>
    </style:style>
    <style:style style:name="gr7" style:family="graphic" style:parent-style-name="standard">
      <style:graphic-properties svg:stroke-width="0.106cm" svg:stroke-color="#000000" draw:marker-start-width="0.359cm" draw:marker-end="Rounded_20_short_20_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221cm" svg:height="2.412cm" svg:x="13.079cm" svg:y="3.54cm">
          <text:p text:style-name="P1"><text:span text:style-name="T1">Block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21cm" svg:height="2.412cm" svg:x="0.281cm" svg:y="3.54cm">
          <text:p text:style-name="P1"><text:span text:style-name="T1">Link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253cm" svg:height="2.412cm" svg:x="3.732cm" svg:y="10.671cm">
          <text:p text:style-name="P1"><text:span text:style-name="T1">Internet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42cm" svg:height="2.412cm" svg:x="3.764cm" svg:y="14.477cm">
          <text:p text:style-name="P1"><text:span text:style-name="T1">Transport</text:span></text:p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843cm" svg:y1="13.084cm" svg:x2="5.875cm" svg:y2="14.591cm">
          <text:p/>
        </draw:line>
        <draw:connector draw:style-name="gr5" draw:text-style-name="P1" draw:layer="layout" svg:x1="2.391cm" svg:y1="5.952cm" svg:x2="3.764cm" svg:y2="15.683cm" draw:start-shape="id1" draw:start-glue-point="2" draw:end-shape="id2" draw:end-glue-point="3" svg:d="M2391 5952v9731h1373" svg:viewBox="0 0 1374 9732">
          <text:p/>
        </draw:connector>
        <draw:connector draw:style-name="gr5" draw:text-style-name="P1" draw:layer="layout" svg:x1="2.391cm" svg:y1="5.952cm" svg:x2="3.732cm" svg:y2="11.877cm" draw:start-shape="id1" draw:start-glue-point="2" draw:end-shape="id3" draw:end-glue-point="3" svg:d="M2391 5952v5925h1341" svg:viewBox="0 0 1342 5926">
          <text:p/>
        </draw:connector>
        <draw:connector draw:style-name="gr5" draw:text-style-name="P1" draw:layer="layout" svg:x1="8.006cm" svg:y1="15.683cm" svg:x2="9.571cm" svg:y2="15.683cm" draw:start-shape="id2" draw:start-glue-point="1" draw:end-shape="id4" draw:end-glue-point="3" svg:d="M8006 15683h1565" svg:viewBox="0 0 1566 1">
          <text:p/>
        </draw:connector>
        <draw:custom-shape draw:style-name="gr2" draw:text-style-name="P2" xml:id="id6" draw:id="id6" draw:layer="layout" svg:width="4.253cm" svg:height="2.412cm" svg:x="6.464cm" svg:y="1.327cm">
          <text:p text:style-name="P1"><text:span text:style-name="T1">Write</text:span></text:p>
          <text:p text:style-name="P1"><text:span text:style-name="T1">Back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189cm" svg:y1="3.54cm" svg:x2="10.717cm" svg:y2="2.533cm" draw:start-shape="id5" draw:start-glue-point="0" draw:end-shape="id6" draw:end-glue-point="1" svg:d="M15189 3540v-1007h-4472" svg:viewBox="0 0 4473 1008">
          <text:p/>
        </draw:connector>
        <draw:connector draw:style-name="gr5" draw:text-style-name="P1" draw:layer="layout" svg:x1="6.464cm" svg:y1="2.533cm" svg:x2="2.391cm" svg:y2="3.54cm" draw:start-shape="id6" draw:start-glue-point="3" draw:end-shape="id1" draw:end-glue-point="0" svg:d="M6464 2533h-4073v1007" svg:viewBox="0 0 4074 1008">
          <text:p/>
        </draw:connector>
        <draw:custom-shape draw:style-name="gr2" draw:text-style-name="P2" xml:id="id7" draw:id="id7" draw:layer="layout" svg:width="4.253cm" svg:height="2.412cm" svg:x="9.59cm" svg:y="10.668cm">
          <text:p text:style-name="P1"><text:span text:style-name="T1">Interne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253cm" svg:height="2.413cm" svg:x="9.571cm" svg:y="14.477cm">
          <text:p text:style-name="P1"><text:span text:style-name="T1">Transport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697cm" svg:y1="14.477cm" svg:x2="11.716cm" svg:y2="13.08cm" draw:start-shape="id4" draw:start-glue-point="0" draw:end-shape="id7" draw:end-glue-point="2" svg:d="M11697 14477v-558h19v-839" svg:viewBox="0 0 20 1398">
          <text:p/>
        </draw:connector>
        <draw:connector draw:style-name="gr5" draw:text-style-name="P1" draw:layer="layout" svg:x1="13.843cm" svg:y1="8.324cm" svg:x2="15.189cm" svg:y2="5.952cm" draw:start-shape="id8" draw:start-glue-point="1" draw:end-shape="id5" draw:end-glue-point="2" svg:d="M13843 8324h1346v-2372" svg:viewBox="0 0 1347 2373">
          <text:p/>
        </draw:connector>
        <draw:custom-shape draw:style-name="gr2" draw:text-style-name="P2" xml:id="id9" draw:id="id9" draw:layer="layout" svg:width="4.253cm" svg:height="2.412cm" svg:x="3.732cm" svg:y="7.121cm">
          <text:p text:style-name="P1"><text:span text:style-name="T1">Link</text:span><text:span text:style-name="T1"><text:line-break/></text:span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253cm" svg:height="2.412cm" svg:x="9.59cm" svg:y="7.118cm">
          <text:p text:style-name="P1"><text:span text:style-name="T1">Link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.391cm" svg:y1="5.952cm" svg:x2="3.732cm" svg:y2="8.327cm" draw:start-shape="id1" draw:start-glue-point="2" draw:end-shape="id9" draw:end-glue-point="3" svg:d="M2391 5952v2375h1341" svg:viewBox="0 0 1342 2376">
          <text:p/>
        </draw:connector>
        <draw:connector draw:style-name="gr7" draw:text-style-name="P1" draw:layer="layout" svg:x1="5.858cm" svg:y1="9.533cm" svg:x2="5.858cm" svg:y2="10.671cm" draw:start-shape="id9" draw:start-glue-point="2" draw:end-shape="id3" draw:end-glue-point="0" svg:d="M5858 9533v1138" svg:viewBox="0 0 1 1139">
          <text:p/>
        </draw:connector>
        <draw:connector draw:style-name="gr7" draw:text-style-name="P1" draw:layer="layout" svg:x1="11.716cm" svg:y1="10.668cm" svg:x2="11.716cm" svg:y2="9.53cm" draw:start-shape="id7" draw:start-glue-point="0" draw:end-shape="id8" draw:end-glue-point="2" svg:d="M11716 10668v-1138" svg:viewBox="0 0 1 1139">
          <text:p/>
        </draw:connector>
        <draw:connector draw:style-name="gr5" draw:text-style-name="P1" draw:layer="layout" svg:x1="8.001cm" svg:y1="11.938cm" svg:x2="9.566cm" svg:y2="11.938cm" svg:d="M8001 11938h1565" svg:viewBox="0 0 1566 1">
          <text:p/>
        </draw:connector>
        <draw:connector draw:style-name="gr5" draw:text-style-name="P1" draw:layer="layout" svg:x1="8.001cm" svg:y1="8.382cm" svg:x2="9.566cm" svg:y2="8.382cm" svg:d="M8001 8382h1565" svg:viewBox="0 0 156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7-02T13:25:01.985451144</dc:date>
    <meta:editing-duration>PT27M16S</meta:editing-duration>
    <meta:editing-cycles>8</meta:editing-cycles>
    <meta:generator>LibreOffice/6.2.4.2.0$Linux_X86_64 LibreOffice_project/20$Build-2</meta:generator>
    <meta:document-statistic meta:object-count="22"/>
  </office:meta>
</office:document-meta>
</file>